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text-properties officeooo:rsid="001ef752" officeooo:paragraph-rsid="001ef752"/>
    </style:style>
    <style:style style:name="P2" style:family="paragraph" style:parent-style-name="Standard" style:list-style-name="Numbering_20_123">
      <style:text-properties officeooo:rsid="001ef752" officeooo:paragraph-rsid="001ef752"/>
    </style:style>
    <style:style style:name="P3" style:family="paragraph" style:parent-style-name="Standard">
      <style:paragraph-properties fo:text-align="center" style:justify-single-word="false"/>
      <style:text-properties officeooo:rsid="001ef752" officeooo:paragraph-rsid="001ef752"/>
    </style:style>
    <style:style style:name="P4" style:family="paragraph" style:parent-style-name="Standard" style:list-style-name="Numbering_20_123"/>
    <style:style style:name="P5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6" style:family="paragraph" style:parent-style-name="Standard" style:list-style-name="Numbering_20_ABC">
      <style:text-properties officeooo:rsid="001fe661" officeooo:paragraph-rsid="001fe661"/>
    </style:style>
    <style:style style:name="P7" style:family="paragraph" style:parent-style-name="Standard">
      <style:text-properties officeooo:rsid="001fe661" officeooo:paragraph-rsid="001fe661"/>
    </style:style>
    <style:style style:name="T1" style:family="text">
      <style:text-properties fo:background-color="transparent" loext:char-shading-value="0"/>
    </style:style>
    <style:style style:name="T2" style:family="text">
      <style:text-properties fo:color="#81d41a" loext:opacity="100%"/>
    </style:style>
    <style:style style:name="T3" style:family="text">
      <style:text-properties fo:color="#158466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s python?</text:p>
      <text:p text:style-name="P1"/>
      <text:p text:style-name="P1">Python is high level general purpose programming language , easy to understand <text:s/>and have short syntax and developed by <text:span text:style-name="T2"><text:s/></text:span><text:span text:style-name="T3">guido van Rissum </text:span>in <text:span text:style-name="T1">1993</text:span></text:p>
      <text:p text:style-name="P5"/>
      <text:p text:style-name="P5"/>
      <text:p text:style-name="P5"/>
      <text:p text:style-name="P5">Why <text:s/>python ?</text:p>
      <text:p text:style-name="P5"/>
      <text:list xml:id="list2870519522" text:style-name="Numbering_20_123">
        <text:list-item>
          <text:p text:style-name="P4">python has a simple syntax and hence is easy to understand and learn.</text:p>
        </text:list-item>
        <text:list-item>
          <text:p text:style-name="P2">Presence of third party module</text:p>
        </text:list-item>
        <text:list-item>
          <text:p text:style-name="P2">high level language and easy to understanding</text:p>
        </text:list-item>
        <text:list-item>
          <text:p text:style-name="P2">user friendy </text:p>
        </text:list-item>
        <text:list-item>
          <text:p text:style-name="P2">easy to learm read ad write</text:p>
        </text:list-item>
      </text:list>
      <text:p text:style-name="P1"/>
      <text:p text:style-name="P3">Where to use python?</text:p>
      <text:p text:style-name="P3"/>
      <text:list xml:id="list2495677348" text:style-name="Numbering_20_ABC">
        <text:list-item>
          <text:p text:style-name="P6">Ai and Machine learning</text:p>
        </text:list-item>
        <text:list-item>
          <text:p text:style-name="P6">data analystics</text:p>
        </text:list-item>
        <text:list-item>
          <text:p text:style-name="P6">programmming application</text:p>
        </text:list-item>
        <text:list-item>
          <text:p text:style-name="P6">web development</text:p>
        </text:list-item>
        <text:list-item>
          <text:p text:style-name="P6">game development and .....</text:p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5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5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10:28:27.163373997</meta:creation-date>
    <dc:date>2023-10-03T13:30:00.550437128</dc:date>
    <meta:editing-duration>PT46S</meta:editing-duration>
    <meta:editing-cycles>1</meta:editing-cycles>
    <meta:document-statistic meta:table-count="0" meta:image-count="0" meta:object-count="0" meta:page-count="1" meta:paragraph-count="14" meta:word-count="91" meta:character-count="499" meta:non-whitespace-character-count="428"/>
    <meta:generator>LibreOffice/7.3.7.2$Linux_X86_64 LibreOffice_project/30$Build-2</meta:generator>
  </office:meta>
</office:document-meta>
</file>